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hmm... tell me if I have this right, Visti.</text:p>
          </table:table-cell>
          <table:table-cell table:number-columns-repeated="1020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style-name="ce0"/>
          <table:table-cell table:style-name="ce0"/>
          <table:table-cell table:style-name="ce0" office:value-type="string">
            <text:p>You're saying that to advance our invasion more
efficiently, we need the “Four Hellish Kings” as
loyal pieces on our board.</text:p>
          </table:table-cell>
          <table:table-cell table:number-columns-repeated="1020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meanwhile, you and Blanche will go and
scout the continent for a suitable army of
demons to follow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You understand it perfectly, Carat-sama.</text:p>
          </table:table-cell>
          <table:table-cell table:number-columns-repeated="1020"/>
        </table:table-row>
        <table:table-row>
          <table:table-cell table:style-name="ce0" office:value-type="string">
            <text:p>ご理解いただけないよ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 don't understand one bit!!!</text:p>
          </table:table-cell>
          <table:table-cell table:number-columns-repeated="1020"/>
        </table:table-row>
        <table:table-row>
          <table:table-cell table:style-name="ce0" office:value-type="string">
            <text:p>つまりアレだろ！？</text:p>
          </table:table-cell>
          <table:table-cell table:style-name="ce0"/>
          <table:table-cell table:style-name="ce0"/>
          <table:table-cell table:style-name="ce0" office:value-type="string">
            <text:p>Is this what you're telling me?!</text:p>
          </table:table-cell>
          <table:table-cell table:number-columns-repeated="1020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style-name="ce0"/>
          <table:table-cell table:style-name="ce0"/>
          <table:table-cell table:style-name="ce0" office:value-type="string">
            <text:p>I have to stay here at base all on my own,
while the two of you go out?!!</text:p>
          </table:table-cell>
          <table:table-cell table:number-columns-repeated="1020"/>
        </table:table-row>
        <table:table-row>
          <table:table-cell table:style-name="ce0" office:value-type="string">
            <text:p>まったくそのとおりですが、何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's exactly right. Is there a problem?</text:p>
          </table:table-cell>
          <table:table-cell table:number-columns-repeated="1020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who's going to protect me while you're
gone?!!</text:p>
          </table:table-cell>
          <table:table-cell table:number-columns-repeated="1020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style-name="ce0"/>
          <table:table-cell table:style-name="ce0"/>
          <table:table-cell table:style-name="ce0" office:value-type="string">
            <text:p>What if soldiers from the castle invade, or
something?!</text:p>
          </table:table-cell>
          <table:table-cell table:number-columns-repeated="1020"/>
        </table:table-row>
        <table:table-row>
          <table:table-cell table:style-name="ce0" office:value-type="string">
            <text:p>やだよ！！　怖いよぉ！！</text:p>
          </table:table-cell>
          <table:table-cell table:style-name="ce0"/>
          <table:table-cell table:style-name="ce0"/>
          <table:table-cell table:style-name="ce0" office:value-type="string">
            <text:p>No way!! It's too scary!!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Scaredy-cat Carat-sama is so
cute!! Eheheheh! Eheh!</text:p>
          </table:table-cell>
          <table:table-cell table:number-columns-repeated="1020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's nothing to be afraid of, Carat-sama.</text:p>
          </table:table-cell>
          <table:table-cell table:number-columns-repeated="1020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style-name="ce0"/>
          <table:table-cell table:style-name="ce0"/>
          <table:table-cell table:style-name="ce0" office:value-type="string">
            <text:p>On the off-chance that something were to
happen, you can simply use this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なんだこれは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Huh? What is this?</text:p>
          </table:table-cell>
          <table:table-cell table:number-columns-repeated="1020"/>
        </table:table-row>
        <table:table-row>
          <table:table-cell table:style-name="ce0" office:value-type="string">
            <text:p>ただの水晶ではないか。</text:p>
          </table:table-cell>
          <table:table-cell table:style-name="ce0"/>
          <table:table-cell table:style-name="ce0"/>
          <table:table-cell table:style-name="ce0" office:value-type="string">
            <text:p>It's just a crystal.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 I'm sure I already taught you
about this...</text:p>
          </table:table-cell>
          <table:table-cell table:number-columns-repeated="1020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that Infernal Weapon—! The “Demon's
Crystal—”! Eheh!!</text:p>
          </table:table-cell>
          <table:table-cell table:number-columns-repeated="1020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owerful demons summoned from the other
side of space-time are sealed away in that
crystal.</text:p>
          </table:table-cell>
          <table:table-cell table:number-columns-repeated="1020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style-name="ce0"/>
          <table:table-cell table:style-name="ce0"/>
          <table:table-cell table:style-name="ce0" office:value-type="string">
            <text:p>All you need to do is smash it against the
ground, and those demons will come to your
defense in an instant.</text:p>
          </table:table-cell>
          <table:table-cell table:number-columns-repeated="1020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hhhh! Who would have imagined the
existence of such a convenient item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style-name="ce0"/>
          <table:table-cell table:style-name="ce0"/>
          <table:table-cell table:style-name="ce0" office:value-type="string">
            <text:p>You should have told me earlier, Visti!</text:p>
          </table:table-cell>
          <table:table-cell table:number-columns-repeated="1020"/>
        </table:table-row>
        <table:table-row>
          <table:table-cell table:style-name="ce0" office:value-type="string">
            <text:p>これで満足していただけました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is to your satisfaction, Carat-sama?</text:p>
          </table:table-cell>
          <table:table-cell table:number-columns-repeated="1020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 go looking for the Four Kings now,
right?! Right～?!</text:p>
          </table:table-cell>
          <table:table-cell table:number-columns-repeated="1020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Bring back plenty of nice, powerful
friends for me!</text:p>
          </table:table-cell>
          <table:table-cell table:number-columns-repeated="1020"/>
        </table:table-row>
        <table:table-row>
          <table:table-cell table:style-name="ce0" office:value-type="string">
            <text:p>期待しているからな！</text:p>
          </table:table-cell>
          <table:table-cell table:style-name="ce0"/>
          <table:table-cell table:style-name="ce0"/>
          <table:table-cell table:style-name="ce0" office:value-type="string">
            <text:p>I expect great things, you two!</text:p>
          </table:table-cell>
          <table:table-cell table:number-columns-repeated="1020"/>
        </table:table-row>
        <table:table-row>
          <table:table-cell table:style-name="ce0" office:value-type="string">
            <text:p>お任せくだ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Leave it to us.</text:p>
          </table:table-cell>
          <table:table-cell table:number-columns-repeated="1020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h, but you're coming back for supper, right?</text:p>
          </table:table-cell>
          <table:table-cell table:number-columns-repeated="1020"/>
        </table:table-row>
        <table:table-row>
          <table:table-cell table:style-name="ce0" office:value-type="string">
            <text:p>今日はカレーを所望する！</text:p>
          </table:table-cell>
          <table:table-cell table:style-name="ce0"/>
          <table:table-cell table:style-name="ce0"/>
          <table:table-cell table:style-name="ce0" office:value-type="string">
            <text:p>I yearn for curry, today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nderstood. We'll go searching for ingredients,
as well.</text:p>
          </table:table-cell>
          <table:table-cell table:number-columns-repeated="1020"/>
        </table:table-row>
        <table:table-row>
          <table:table-cell table:style-name="ce0" office:value-type="string">
            <text:p>行きますよ、ブロンシュ。</text:p>
          </table:table-cell>
          <table:table-cell table:style-name="ce0"/>
          <table:table-cell table:style-name="ce0"/>
          <table:table-cell table:style-name="ce0" office:value-type="string">
            <text:p>Blanche, let's go.</text:p>
          </table:table-cell>
          <table:table-cell table:number-columns-repeated="1020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Coming～! Eheh!! Eheheheheh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